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39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2" style:family="table-cell" style:parent-style-name="Default" style:data-style-name="N12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5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27" style:family="table-cell" style:parent-style-name="Default" style:data-style-name="N119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9" style:family="table-cell" style:parent-style-name="Default" style:data-style-name="N6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36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36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3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3" table:number-columns-repeated="3" table:default-cell-style-name="ce5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Over X</text:p>
          </table:table-cell>
          <table:table-cell office:value-type="string" calcext:value-type="string">
            <text:p>Over Y</text:p>
          </table:table-cell>
          <table:table-cell office:value-type="string" calcext:value-type="string">
            <text:p>Over Z</text:p>
          </table:table-cell>
          <table:table-cell office:value-type="string" calcext:value-type="string">
            <text:p>Rise X</text:p>
          </table:table-cell>
          <table:table-cell office:value-type="string" calcext:value-type="string">
            <text:p>Rise Y</text:p>
          </table:table-cell>
          <table:table-cell office:value-type="string" calcext:value-type="string">
            <text:p>Rise Z</text:p>
          </table:table-cell>
          <table:table-cell office:value-type="string" calcext:value-type="string">
            <text:p>Set X</text:p>
          </table:table-cell>
          <table:table-cell office:value-type="string" calcext:value-type="string">
            <text:p>Set Y</text:p>
          </table:table-cell>
          <table:table-cell office:value-type="string" calcext:value-type="string">
            <text:p>Set Z</text:p>
          </table:table-cell>
          <table:table-cell office:value-type="string" calcext:value-type="string">
            <text:p>SS X</text:p>
          </table:table-cell>
          <table:table-cell office:value-type="string" calcext:value-type="string">
            <text:p>SS Y</text:p>
          </table:table-cell>
          <table:table-cell office:value-type="string" calcext:value-type="string">
            <text:p>SS Z</text:p>
          </table:table-cell>
          <table:table-cell table:style-name="Default" table:number-columns-repeated="2"/>
          <table:table-cell table:style-name="ce32" table:number-columns-spanned="7" table:number-rows-spanned="1"/>
          <table:covered-table-cell table:number-columns-repeated="4" table:style-name="ce24"/>
          <table:covered-table-cell table:number-columns-repeated="2" table:style-name="ce28"/>
        </table:table-row>
        <table:table-row table:style-name="ro1">
          <table:table-cell office:value-type="string" calcext:value-type="string">
            <text:p>PD [0, 0, 0] 1s</text:p>
          </table:table-cell>
          <table:table-cell office:value-type="float" office:value="5.05730000000033" calcext:value-type="float">
            <text:p>5.05730000000033</text:p>
          </table:table-cell>
          <table:table-cell office:value-type="float" office:value="1.24218352685991E-015" calcext:value-type="float">
            <text:p>1.24218352685991E-15</text:p>
          </table:table-cell>
          <table:table-cell table:number-columns-repeated="2" office:value-type="float" office:value="8.94360966857194E-016" calcext:value-type="float">
            <text:p>8.94360966857194E-16</text:p>
          </table:table-cell>
          <table:table-cell office:value-type="float" office:value="1.48148160406012E-016" calcext:value-type="float">
            <text:p>1.48148160406012E-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table:number-columns-repeated="2" office:value-type="float" office:value="-8.92445653069557E-016" calcext:value-type="float">
            <text:p>-8.92445653069557E-16</text:p>
          </table:table-cell>
          <table:table-cell office:value-type="float" office:value="-1.48059342564042E-016" calcext:value-type="float">
            <text:p>-1.48059342564042E-16</text:p>
          </table:table-cell>
          <table:table-cell table:number-columns-repeated="3"/>
          <table:table-cell table:style-name="ce2" table:number-columns-spanned="2" table:number-rows-spanned="1"/>
          <table:covered-table-cell table:style-name="ce24"/>
          <table:table-cell table:style-name="ce2" table:number-columns-spanned="2" table:number-rows-spanned="1"/>
          <table:covered-table-cell table:style-name="ce24"/>
          <table:table-cell table:style-name="ce13" table:number-columns-spanned="2" table:number-rows-spanned="1"/>
          <table:covered-table-cell table:style-name="ce28"/>
        </table:table-row>
        <table:table-row table:style-name="ro1">
          <table:table-cell office:value-type="string" calcext:value-type="string">
            <text:p>PD [1, 0, 0] 0.01s</text:p>
          </table:table-cell>
          <table:table-cell office:value-type="float" office:value="5.05875309952502" calcext:value-type="float">
            <text:p>5.05875309952502</text:p>
          </table:table-cell>
          <table:table-cell office:value-type="float" office:value="0.019138779103485" calcext:value-type="float">
            <text:p>0.019138779103485</text:p>
          </table:table-cell>
          <table:table-cell office:value-type="float" office:value="0.999999999999998" calcext:value-type="float">
            <text:p>0.999999999999998</text:p>
          </table:table-cell>
          <table:table-cell office:value-type="float" office:value="0.000598518747349665" calcext:value-type="float">
            <text:p>0.00059851874735</text:p>
          </table:table-cell>
          <table:table-cell office:value-type="float" office:value="0.107121076065677" calcext:value-type="float">
            <text:p>0.1071210760656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50.01" calcext:value-type="float">
            <text:p>50.01</text:p>
          </table:table-cell>
          <table:table-cell office:value-type="float" office:value="-1.88737914186277E-015" calcext:value-type="float">
            <text:p>-1.88737914186277E-15</text:p>
          </table:table-cell>
          <table:table-cell office:value-type="float" office:value="6.81619157770679E-016" calcext:value-type="float">
            <text:p>6.81619157770679E-16</text:p>
          </table:table-cell>
          <table:table-cell office:value-type="float" office:value="1.44188889673813E-016" calcext:value-type="float">
            <text:p>1.44188889673813E-16</text:p>
          </table:table-cell>
          <table:table-cell table:number-columns-repeated="3"/>
          <table:table-cell table:style-name="ce24" table:number-columns-repeated="4"/>
          <table:table-cell table:style-name="ce11" table:number-columns-repeated="2"/>
        </table:table-row>
        <table:table-row table:style-name="ro1">
          <table:table-cell office:value-type="string" calcext:value-type="string">
            <text:p>PD [0, 0, 1] 0.01s</text:p>
          </table:table-cell>
          <table:table-cell office:value-type="float" office:value="5.0576388831577" calcext:value-type="float">
            <text:p>5.0576388831577</text:p>
          </table:table-cell>
          <table:table-cell office:value-type="float" office:value="0.0131812384131502" calcext:value-type="float">
            <text:p>0.01318123841315</text:p>
          </table:table-cell>
          <table:table-cell office:value-type="float" office:value="8.81162852709167E-016" calcext:value-type="float">
            <text:p>8.81162852709167E-16</text:p>
          </table:table-cell>
          <table:table-cell office:value-type="float" office:value="8.95629011972358E-016" calcext:value-type="float">
            <text:p>8.95629011972358E-16</text:p>
          </table:table-cell>
          <table:table-cell office:value-type="float" office:value="1.08541602793727" calcext:value-type="float">
            <text:p>1.085416027937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.01" calcext:value-type="float">
            <text:p>50.01</text:p>
          </table:table-cell>
          <table:table-cell office:value-type="float" office:value="2.12" calcext:value-type="float">
            <text:p>2.12</text:p>
          </table:table-cell>
          <table:table-cell office:value-type="float" office:value="-8.6375913960778E-016" calcext:value-type="float">
            <text:p>-8.6375913960778E-16</text:p>
          </table:table-cell>
          <table:table-cell office:value-type="float" office:value="-8.63584488770987E-016" calcext:value-type="float">
            <text:p>-8.63584488770987E-16</text:p>
          </table:table-cell>
          <table:table-cell office:value-type="float" office:value="6.66133814775094E-016" calcext:value-type="float">
            <text:p>6.66133814775094E-16</text:p>
          </table:table-cell>
          <table:table-cell table:number-columns-repeated="3"/>
          <table:table-cell table:style-name="ce3"/>
          <table:table-cell table:style-name="ce10"/>
          <table:table-cell table:style-name="ce3"/>
          <table:table-cell table:style-name="ce10"/>
          <table:table-cell table:style-name="ce11" table:number-columns-repeated="2"/>
        </table:table-row>
        <table:table-row table:style-name="ro1">
          <table:table-cell office:value-type="string" calcext:value-type="string">
            <text:p>PD [1, 1, 1] 1s</text:p>
          </table:table-cell>
          <table:table-cell office:value-type="float" office:value="5.07048377478944" calcext:value-type="float">
            <text:p>5.07048377478944</text:p>
          </table:table-cell>
          <table:table-cell office:value-type="float" office:value="0.0209317405282244" calcext:value-type="float">
            <text:p>0.020931740528224</text:p>
          </table:table-cell>
          <table:table-cell office:value-type="float" office:value="1.27881882017849" calcext:value-type="float">
            <text:p>1.27881882017849</text:p>
          </table:table-cell>
          <table:table-cell office:value-type="float" office:value="1.39043633711506" calcext:value-type="float">
            <text:p>1.39043633711506</text:p>
          </table:table-cell>
          <table:table-cell office:value-type="float" office:value="1.31248168164755" calcext:value-type="float">
            <text:p>1.31248168164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office:value-type="float" office:value="2.66" calcext:value-type="float">
            <text:p>2.66</text:p>
          </table:table-cell>
          <table:table-cell office:value-type="float" office:value="2.5" calcext:value-type="float">
            <text:p>2.5</text:p>
          </table:table-cell>
          <table:table-cell office:value-type="float" office:value="-1.33226762955019E-015" calcext:value-type="float">
            <text:p>-1.33226762955019E-15</text:p>
          </table:table-cell>
          <table:table-cell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table:number-columns-repeated="3"/>
          <table:table-cell table:style-name="ce3"/>
          <table:table-cell table:style-name="ce10"/>
          <table:table-cell table:style-name="ce3"/>
          <table:table-cell table:style-name="ce10"/>
          <table:table-cell table:style-name="ce11" table:number-columns-repeated="2"/>
        </table:table-row>
        <table:table-row table:style-name="ro1">
          <table:table-cell office:value-type="string" calcext:value-type="string">
            <text:p>PD [1, -2, 3] 2s</text:p>
          </table:table-cell>
          <table:table-cell office:value-type="float" office:value="5.0642950849397" calcext:value-type="float">
            <text:p>5.0642950849397</text:p>
          </table:table-cell>
          <table:table-cell office:value-type="float" office:value="0.0234427927771735" calcext:value-type="float">
            <text:p>0.023442792777174</text:p>
          </table:table-cell>
          <table:table-cell office:value-type="float" office:value="1.15732618859772" calcext:value-type="float">
            <text:p>1.15732618859772</text:p>
          </table:table-cell>
          <table:table-cell office:value-type="float" office:value="2.40848783014697" calcext:value-type="float">
            <text:p>2.40848783014697</text:p>
          </table:table-cell>
          <table:table-cell office:value-type="float" office:value="3.40279725292941" calcext:value-type="float">
            <text:p>3.40279725292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3.76" calcext:value-type="float">
            <text:p>3.76</text:p>
          </table:table-cell>
          <table:table-cell office:value-type="float" office:value="3.23999999999999" calcext:value-type="float">
            <text:p>3.23999999999999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0" calcext:value-type="float">
            <text:p>0</text:p>
          </table:table-cell>
          <table:table-cell office:value-type="float" office:value="-6.21724893790088E-015" calcext:value-type="float">
            <text:p>-6.21724893790088E-15</text:p>
          </table:table-cell>
          <table:table-cell table:number-columns-repeated="3"/>
          <table:table-cell table:style-name="ce3"/>
          <table:table-cell table:style-name="ce10"/>
          <table:table-cell table:style-name="ce3"/>
          <table:table-cell table:style-name="ce10"/>
          <table:table-cell table:style-name="ce11" table:number-columns-repeated="2"/>
        </table:table-row>
        <table:table-row table:style-name="ro1">
          <table:table-cell office:value-type="string" calcext:value-type="string">
            <text:p>PD [1, 1, -2] 2s</text:p>
          </table:table-cell>
          <table:table-cell office:value-type="float" office:value="5.05892810633067" calcext:value-type="float">
            <text:p>5.05892810633067</text:p>
          </table:table-cell>
          <table:table-cell office:value-type="float" office:value="0.0131438046060834" calcext:value-type="float">
            <text:p>0.013143804606083</text:p>
          </table:table-cell>
          <table:table-cell office:value-type="float" office:value="1.13442446971803" calcext:value-type="float">
            <text:p>1.13442446971803</text:p>
          </table:table-cell>
          <table:table-cell office:value-type="float" office:value="1.15369284514855" calcext:value-type="float">
            <text:p>1.15369284514855</text:p>
          </table:table-cell>
          <table:table-cell office:value-type="float" office:value="2.21691614157448" calcext:value-type="float">
            <text:p>2.21691614157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16999999999999" calcext:value-type="float">
            <text:p>3.16999999999999</text:p>
          </table:table-cell>
          <table:table-cell office:value-type="float" office:value="3.27999999999999" calcext:value-type="float">
            <text:p>3.27999999999999</text:p>
          </table:table-cell>
          <table:table-cell office:value-type="float" office:value="3.02999999999999" calcext:value-type="float">
            <text:p>3.02999999999999</text:p>
          </table:table-cell>
          <table:table-cell office:value-type="float" office:value="-1.33226762955019E-015" calcext:value-type="float">
            <text:p>-1.33226762955019E-15</text:p>
          </table:table-cell>
          <table:table-cell office:value-type="float" office:value="-1.11022302462516E-015" calcext:value-type="float">
            <text:p>-1.11022302462516E-15</text:p>
          </table:table-cell>
          <table:table-cell office:value-type="float" office:value="4.88498130835069E-015" calcext:value-type="float">
            <text:p>4.88498130835069E-15</text:p>
          </table:table-cell>
          <table:table-cell table:number-columns-repeated="3"/>
          <table:table-cell table:style-name="ce3"/>
          <table:table-cell table:style-name="ce10"/>
          <table:table-cell table:style-name="ce3"/>
          <table:table-cell table:style-name="ce10"/>
          <table:table-cell table:style-name="ce11" table:number-columns-repeated="2"/>
        </table:table-row>
        <table:table-row table:style-name="ro1">
          <table:table-cell office:value-type="string" calcext:value-type="string">
            <text:p>PD [10, 10, 10] 8s</text:p>
          </table:table-cell>
          <table:table-cell office:value-type="float" office:value="5.07871272481616" calcext:value-type="float">
            <text:p>5.07871272481616</text:p>
          </table:table-cell>
          <table:table-cell office:value-type="float" office:value="0.0326426783773716" calcext:value-type="float">
            <text:p>0.032642678377372</text:p>
          </table:table-cell>
          <table:table-cell office:value-type="float" office:value="10.403397906217" calcext:value-type="float">
            <text:p>10.403397906217</text:p>
          </table:table-cell>
          <table:table-cell office:value-type="float" office:value="10.5248355392792" calcext:value-type="float">
            <text:p>10.5248355392792</text:p>
          </table:table-cell>
          <table:table-cell office:value-type="float" office:value="10.4252683565176" calcext:value-type="float">
            <text:p>10.4252683565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59999999999999" calcext:value-type="float">
            <text:p>7.59999999999999</text:p>
          </table:table-cell>
          <table:table-cell office:value-type="float" office:value="8.82" calcext:value-type="float">
            <text:p>8.82</text:p>
          </table:table-cell>
          <table:table-cell office:value-type="float" office:value="7.59999999999999" calcext:value-type="float">
            <text:p>7.59999999999999</text:p>
          </table:table-cell>
          <table:table-cell office:value-type="float" office:value="0.000000000000021316282072803" calcext:value-type="float">
            <text:p>2.1316282072803E-14</text:p>
          </table:table-cell>
          <table:table-cell office:value-type="float" office:value="8.88178419700125E-015" calcext:value-type="float">
            <text:p>8.88178419700125E-15</text:p>
          </table:table-cell>
          <table:table-cell office:value-type="float" office:value="0.0000000000000106581410364015" calcext:value-type="float">
            <text:p>1.06581410364015E-14</text:p>
          </table:table-cell>
          <table:table-cell table:number-columns-repeated="3"/>
          <table:table-cell table:style-name="ce2" table:number-columns-spanned="2" table:number-rows-spanned="1"/>
          <table:covered-table-cell table:style-name="ce24"/>
          <table:table-cell table:style-name="ce3"/>
          <table:table-cell table:style-name="ce10"/>
          <table:table-cell table:style-name="ce24" table:number-columns-repeated="2"/>
        </table:table-row>
        <table:table-row table:style-name="ro1">
          <table:table-cell office:value-type="string" calcext:value-type="string">
            <text:p>PD [4000, 5000, 2, 0.3141592653589793, 0.3, array([0, 0, 0])] 0s</text:p>
          </table:table-cell>
          <table:table-cell office:value-type="float" office:value="5.11277583578302" calcext:value-type="float">
            <text:p>5.11277583578302</text:p>
          </table:table-cell>
          <table:table-cell office:value-type="float" office:value="0.0334529755014824" calcext:value-type="float">
            <text:p>0.033452975501482</text:p>
          </table:table-cell>
          <table:table-cell office:value-type="float" office:value="0.605012008258702" calcext:value-type="float">
            <text:p>0.605012008258702</text:p>
          </table:table-cell>
          <table:table-cell office:value-type="float" office:value="0.30501308478894" calcext:value-type="float">
            <text:p>0.30501308478894</text:p>
          </table:table-cell>
          <table:table-cell office:value-type="float" office:value="80.3959110655752" calcext:value-type="float">
            <text:p>80.395911065575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0.60494415258" calcext:value-type="float">
            <text:p>-4000.60494415258</text:p>
          </table:table-cell>
          <table:table-cell office:value-type="float" office:value="-4999.99918912921" calcext:value-type="float">
            <text:p>-4999.99918912921</text:p>
          </table:table-cell>
          <table:table-cell office:value-type="float" office:value="78.0000001216689" calcext:value-type="float">
            <text:p>78.0000001216689</text:p>
          </table:table-cell>
          <table:table-cell table:number-columns-repeated="3"/>
          <table:table-cell table:style-name="ce2" table:number-columns-spanned="2" table:number-rows-spanned="1"/>
          <table:covered-table-cell table:style-name="ce24"/>
          <table:table-cell table:style-name="ce3"/>
          <table:table-cell table:style-name="ce10"/>
          <table:table-cell table:style-name="ce24" table:number-columns-repeated="2"/>
        </table:table-row>
        <table:table-row table:style-name="ro1">
          <table:table-cell office:value-type="string" calcext:value-type="string">
            <text:p>PD [4000, 5000, 1, 0.3141592653589793, 0.3, array([0, 0, 0])] 0s</text:p>
          </table:table-cell>
          <table:table-cell office:value-type="float" office:value="5.07122166287794" calcext:value-type="float">
            <text:p>5.07122166287794</text:p>
          </table:table-cell>
          <table:table-cell office:value-type="float" office:value="0.0142795612132957" calcext:value-type="float">
            <text:p>0.014279561213296</text:p>
          </table:table-cell>
          <table:table-cell office:value-type="float" office:value="0.604961751579323" calcext:value-type="float">
            <text:p>0.604961751579323</text:p>
          </table:table-cell>
          <table:table-cell office:value-type="float" office:value="0.30496243184975" calcext:value-type="float">
            <text:p>0.30496243184975</text:p>
          </table:table-cell>
          <table:table-cell office:value-type="float" office:value="40.2021284577628" calcext:value-type="float">
            <text:p>40.20212845776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0.60494415398" calcext:value-type="float">
            <text:p>-4000.60494415398</text:p>
          </table:table-cell>
          <table:table-cell office:value-type="float" office:value="-4999.99918913589" calcext:value-type="float">
            <text:p>-4999.99918913589</text:p>
          </table:table-cell>
          <table:table-cell office:value-type="float" office:value="39.0000000360493" calcext:value-type="float">
            <text:p>39.0000000360493</text:p>
          </table:table-cell>
          <table:table-cell table:number-columns-repeated="3"/>
          <table:table-cell table:style-name="ce2" table:number-columns-spanned="2" table:number-rows-spanned="1"/>
          <table:covered-table-cell/>
          <table:table-cell table:style-name="ce3"/>
          <table:table-cell table:style-name="ce10"/>
          <table:table-cell table:style-name="ce24" table:number-columns-repeated="2"/>
        </table:table-row>
        <table:table-row table:style-name="ro1">
          <table:table-cell office:value-type="string" calcext:value-type="string">
            <text:p>PD [4000, 5000, 1, 0.3141592653589793, 2, array([0, 0, 0])] 0s</text:p>
          </table:table-cell>
          <table:table-cell office:value-type="float" office:value="5.07293437710469" calcext:value-type="float">
            <text:p>5.07293437710469</text:p>
          </table:table-cell>
          <table:table-cell office:value-type="float" office:value="0.0410017593304498" calcext:value-type="float">
            <text:p>0.04100175933045</text:p>
          </table:table-cell>
          <table:table-cell office:value-type="float" office:value="4.03306001705345" calcext:value-type="float">
            <text:p>4.03306001705345</text:p>
          </table:table-cell>
          <table:table-cell office:value-type="float" office:value="2.03310188562623" calcext:value-type="float">
            <text:p>2.03310188562623</text:p>
          </table:table-cell>
          <table:table-cell office:value-type="float" office:value="40.2021328850775" calcext:value-type="float">
            <text:p>40.20213288507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4.03294035931" calcext:value-type="float">
            <text:p>-4004.03294035931</text:p>
          </table:table-cell>
          <table:table-cell office:value-type="float" office:value="-4999.99368449824" calcext:value-type="float">
            <text:p>-4999.99368449824</text:p>
          </table:table-cell>
          <table:table-cell office:value-type="float" office:value="39.0000009297838" calcext:value-type="float">
            <text:p>39.0000009297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 [4000, 5000, 1, 0.7853981633974483, 0.3, array([0, 0, 0])] 0s</text:p>
          </table:table-cell>
          <table:table-cell office:value-type="float" office:value="5.07245114310227" calcext:value-type="float">
            <text:p>5.07245114310227</text:p>
          </table:table-cell>
          <table:table-cell office:value-type="float" office:value="0.0375880331943213" calcext:value-type="float">
            <text:p>0.037588033194321</text:p>
          </table:table-cell>
          <table:table-cell office:value-type="float" office:value="0.628999520583528" calcext:value-type="float">
            <text:p>0.628999520583528</text:p>
          </table:table-cell>
          <table:table-cell office:value-type="float" office:value="0.330569354409009" calcext:value-type="float">
            <text:p>0.330569354409009</text:p>
          </table:table-cell>
          <table:table-cell office:value-type="float" office:value="40.2021227265076" calcext:value-type="float">
            <text:p>40.20212272650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0.287708228" calcext:value-type="float">
            <text:p>-4000.287708228</text:p>
          </table:table-cell>
          <table:table-cell office:value-type="float" office:value="-4999.67133890929" calcext:value-type="float">
            <text:p>-4999.67133890929</text:p>
          </table:table-cell>
          <table:table-cell office:value-type="float" office:value="38.9999842117142" calcext:value-type="float">
            <text:p>38.9999842117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 [4000, 5000, 1, 1.0471975511965976, 0.3, array([0, 0, 0])] 0s</text:p>
          </table:table-cell>
          <table:table-cell office:value-type="float" office:value="5.07532180424005" calcext:value-type="float">
            <text:p>5.07532180424005</text:p>
          </table:table-cell>
          <table:table-cell office:value-type="float" office:value="0.0603606350399963" calcext:value-type="float">
            <text:p>0.060360635039996</text:p>
          </table:table-cell>
          <table:table-cell office:value-type="float" office:value="0.648304845112754" calcext:value-type="float">
            <text:p>0.648304845112754</text:p>
          </table:table-cell>
          <table:table-cell office:value-type="float" office:value="0.348551241413865" calcext:value-type="float">
            <text:p>0.348551241413865</text:p>
          </table:table-cell>
          <table:table-cell office:value-type="float" office:value="40.202074917754" calcext:value-type="float">
            <text:p>40.2020749177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0.44874531439" calcext:value-type="float">
            <text:p>-4000.44874531439</text:p>
          </table:table-cell>
          <table:table-cell office:value-type="float" office:value="-4999.68518526337" calcext:value-type="float">
            <text:p>-4999.68518526337</text:p>
          </table:table-cell>
          <table:table-cell office:value-type="float" office:value="38.9999096309471" calcext:value-type="float">
            <text:p>38.9999096309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 [4000, 5000, 1, 1.0471975511965976, 1, array([0, 0, 0])] 0s</text:p>
          </table:table-cell>
          <table:table-cell office:value-type="float" office:value="5.11513124180993" calcext:value-type="float">
            <text:p>5.11513124180993</text:p>
          </table:table-cell>
          <table:table-cell office:value-type="float" office:value="0.186759668653738" calcext:value-type="float">
            <text:p>0.186759668653738</text:p>
          </table:table-cell>
          <table:table-cell office:value-type="float" office:value="2.15912543892125" calcext:value-type="float">
            <text:p>2.15912543892125</text:p>
          </table:table-cell>
          <table:table-cell office:value-type="float" office:value="1.16997087371343" calcext:value-type="float">
            <text:p>1.16997087371343</text:p>
          </table:table-cell>
          <table:table-cell office:value-type="float" office:value="40.2058909618772" calcext:value-type="float">
            <text:p>40.20589096187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1.49433278815" calcext:value-type="float">
            <text:p>-4001.49433278815</text:p>
          </table:table-cell>
          <table:table-cell office:value-type="float" office:value="-4998.95035923098" calcext:value-type="float">
            <text:p>-4998.95035923098</text:p>
          </table:table-cell>
          <table:table-cell office:value-type="float" office:value="38.9990092476717" calcext:value-type="float">
            <text:p>38.9990092476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D [4000, 5000, 0.5, 1.0471975511965976, 1, array([0, 0, 0])] 0s</text:p>
          </table:table-cell>
          <table:table-cell office:value-type="float" office:value="5.10461413400402" calcext:value-type="float">
            <text:p>5.10461413400402</text:p>
          </table:table-cell>
          <table:table-cell office:value-type="float" office:value="0.184542637733637" calcext:value-type="float">
            <text:p>0.184542637733637</text:p>
          </table:table-cell>
          <table:table-cell office:value-type="float" office:value="2.15905847515567" calcext:value-type="float">
            <text:p>2.15905847515567</text:p>
          </table:table-cell>
          <table:table-cell office:value-type="float" office:value="1.16355645145376" calcext:value-type="float">
            <text:p>1.16355645145376</text:p>
          </table:table-cell>
          <table:table-cell office:value-type="float" office:value="20.1013085212916" calcext:value-type="float">
            <text:p>20.10130852129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1.49431274997" calcext:value-type="float">
            <text:p>-4001.49431274997</text:p>
          </table:table-cell>
          <table:table-cell office:value-type="float" office:value="-4998.95044957592" calcext:value-type="float">
            <text:p>-4998.95044957592</text:p>
          </table:table-cell>
          <table:table-cell office:value-type="float" office:value="19.4989990551536" calcext:value-type="float">
            <text:p>19.4989990551536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2"/>
          <table:table-cell table:style-name="ce4" table:number-columns-repeated="12"/>
          <table:table-cell table:number-columns-repeated="9"/>
        </table:table-row>
        <table:table-row table:style-name="ro1" table:number-rows-repeated="3">
          <table:table-cell table:style-name="ce4"/>
          <table:table-cell table:style-name="ce22"/>
          <table:table-cell table:style-name="ce27"/>
          <table:table-cell table:style-name="ce29" table:number-columns-repeated="3"/>
          <table:table-cell table:style-name="ce4" table:number-columns-repeated="6"/>
          <table:table-cell table:style-name="ce29" table:number-columns-repeated="3"/>
          <table:table-cell table:number-columns-repeated="9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Over X</text:p>
          </table:table-cell>
          <table:table-cell office:value-type="string" calcext:value-type="string">
            <text:p>Over Y</text:p>
          </table:table-cell>
          <table:table-cell office:value-type="string" calcext:value-type="string">
            <text:p>Over Z</text:p>
          </table:table-cell>
          <table:table-cell office:value-type="string" calcext:value-type="string">
            <text:p>Rise X</text:p>
          </table:table-cell>
          <table:table-cell office:value-type="string" calcext:value-type="string">
            <text:p>Rise Y</text:p>
          </table:table-cell>
          <table:table-cell office:value-type="string" calcext:value-type="string">
            <text:p>Rise Z</text:p>
          </table:table-cell>
          <table:table-cell office:value-type="string" calcext:value-type="string">
            <text:p>Set X</text:p>
          </table:table-cell>
          <table:table-cell office:value-type="string" calcext:value-type="string">
            <text:p>Set Y</text:p>
          </table:table-cell>
          <table:table-cell office:value-type="string" calcext:value-type="string">
            <text:p>Set Z</text:p>
          </table:table-cell>
          <table:table-cell office:value-type="string" calcext:value-type="string">
            <text:p>SS X</text:p>
          </table:table-cell>
          <table:table-cell office:value-type="string" calcext:value-type="string">
            <text:p>SS Y</text:p>
          </table:table-cell>
          <table:table-cell office:value-type="string" calcext:value-type="string">
            <text:p>SS 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0, 0, 0] 1s</text:p>
          </table:table-cell>
          <table:table-cell office:value-type="float" office:value="5.05224778546681" calcext:value-type="float">
            <text:p>5.05224778546681</text:p>
          </table:table-cell>
          <table:table-cell office:value-type="float" office:value="0.000051697611089484" calcext:value-type="float">
            <text:p>5.1697611089484E-05</text:p>
          </table:table-cell>
          <table:table-cell office:value-type="float" office:value="0.0000302987717717931" calcext:value-type="float">
            <text:p>3.02987717717931E-05</text:p>
          </table:table-cell>
          <table:table-cell office:value-type="float" office:value="0.000037882433739388" calcext:value-type="float">
            <text:p>3.7882433739388E-05</text:p>
          </table:table-cell>
          <table:table-cell office:value-type="float" office:value="0.000021208286944726" calcext:value-type="float">
            <text:p>2.1208286944726E-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0.0000287553001104431" calcext:value-type="float">
            <text:p>-2.87553001104431E-05</text:p>
          </table:table-cell>
          <table:table-cell office:value-type="float" office:value="-0.0000378815084032706" calcext:value-type="float">
            <text:p>-3.78815084032706E-05</text:p>
          </table:table-cell>
          <table:table-cell office:value-type="float" office:value="-0.0000212063140414837" calcext:value-type="float">
            <text:p>-2.12063140414837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, 0, 0] 0.01s</text:p>
          </table:table-cell>
          <table:table-cell office:value-type="float" office:value="5.07324611119966" calcext:value-type="float">
            <text:p>5.07324611119966</text:p>
          </table:table-cell>
          <table:table-cell office:value-type="float" office:value="0.0117420553269613" calcext:value-type="float">
            <text:p>0.011742055326961</text:p>
          </table:table-cell>
          <table:table-cell office:value-type="float" office:value="1.16282011115084" calcext:value-type="float">
            <text:p>1.16282011115084</text:p>
          </table:table-cell>
          <table:table-cell office:value-type="float" office:value="0.0312615486950314" calcext:value-type="float">
            <text:p>0.031261548695032</text:p>
          </table:table-cell>
          <table:table-cell office:value-type="float" office:value="0.0540968715067151" calcext:value-type="float">
            <text:p>0.054096871506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50.01" calcext:value-type="float">
            <text:p>50.01</text:p>
          </table:table-cell>
          <table:table-cell office:value-type="float" office:value="-0.0000287549518277474" calcext:value-type="float">
            <text:p>-2.87549518277474E-05</text:p>
          </table:table-cell>
          <table:table-cell office:value-type="float" office:value="-0.0000378818103107563" calcext:value-type="float">
            <text:p>-3.78818103107563E-05</text:p>
          </table:table-cell>
          <table:table-cell office:value-type="float" office:value="-0.0000212058335148039" calcext:value-type="float">
            <text:p>-2.12058335148039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0, 0, 1] 0.01s</text:p>
          </table:table-cell>
          <table:table-cell office:value-type="float" office:value="5.05848099743432" calcext:value-type="float">
            <text:p>5.05848099743432</text:p>
          </table:table-cell>
          <table:table-cell office:value-type="float" office:value="0.0101757163002232" calcext:value-type="float">
            <text:p>0.010175716300223</text:p>
          </table:table-cell>
          <table:table-cell office:value-type="float" office:value="0.177082062164397" calcext:value-type="float">
            <text:p>0.177082062164397</text:p>
          </table:table-cell>
          <table:table-cell office:value-type="float" office:value="0.0345106086103898" calcext:value-type="float">
            <text:p>0.03451060861039</text:p>
          </table:table-cell>
          <table:table-cell office:value-type="float" office:value="0.999978796380148" calcext:value-type="float">
            <text:p>0.9999787963801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.01" calcext:value-type="float">
            <text:p>50.01</text:p>
          </table:table-cell>
          <table:table-cell office:value-type="float" office:value="1.08" calcext:value-type="float">
            <text:p>1.08</text:p>
          </table:table-cell>
          <table:table-cell office:value-type="float" office:value="-0.000028755065899372" calcext:value-type="float">
            <text:p>-2.8755065899372E-05</text:p>
          </table:table-cell>
          <table:table-cell office:value-type="float" office:value="-0.000037881569120802" calcext:value-type="float">
            <text:p>-3.7881569120802E-05</text:p>
          </table:table-cell>
          <table:table-cell office:value-type="float" office:value="-0.0000212058599822207" calcext:value-type="float">
            <text:p>-2.12058599822207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, 1, 1] 1s</text:p>
          </table:table-cell>
          <table:table-cell office:value-type="float" office:value="5.10722641425853" calcext:value-type="float">
            <text:p>5.10722641425853</text:p>
          </table:table-cell>
          <table:table-cell office:value-type="float" office:value="0.0143334945849542" calcext:value-type="float">
            <text:p>0.014333494584954</text:p>
          </table:table-cell>
          <table:table-cell office:value-type="float" office:value="1.51790865197177" calcext:value-type="float">
            <text:p>1.51790865197177</text:p>
          </table:table-cell>
          <table:table-cell office:value-type="float" office:value="1.2023204585735" calcext:value-type="float">
            <text:p>1.2023204585735</text:p>
          </table:table-cell>
          <table:table-cell office:value-type="float" office:value="1.10416184992853" calcext:value-type="float">
            <text:p>1.10416184992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0999999999999" calcext:value-type="float">
            <text:p>2.70999999999999</text:p>
          </table:table-cell>
          <table:table-cell office:value-type="float" office:value="2.41999999999999" calcext:value-type="float">
            <text:p>2.41999999999999</text:p>
          </table:table-cell>
          <table:table-cell office:value-type="float" office:value="2.5" calcext:value-type="float">
            <text:p>2.5</text:p>
          </table:table-cell>
          <table:table-cell office:value-type="float" office:value="-0.0000287557925385817" calcext:value-type="float">
            <text:p>-2.87557925385817E-05</text:p>
          </table:table-cell>
          <table:table-cell office:value-type="float" office:value="-0.0000378812889850755" calcext:value-type="float">
            <text:p>-3.78812889850755E-05</text:p>
          </table:table-cell>
          <table:table-cell office:value-type="float" office:value="-0.0000212063419656738" calcext:value-type="float">
            <text:p>-2.12063419656738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, -2, 3] 2s</text:p>
          </table:table-cell>
          <table:table-cell office:value-type="float" office:value="5.0882416967412" calcext:value-type="float">
            <text:p>5.0882416967412</text:p>
          </table:table-cell>
          <table:table-cell office:value-type="float" office:value="0.0123078929765224" calcext:value-type="float">
            <text:p>0.012307892976523</text:p>
          </table:table-cell>
          <table:table-cell office:value-type="float" office:value="1.24701891620634" calcext:value-type="float">
            <text:p>1.24701891620634</text:p>
          </table:table-cell>
          <table:table-cell office:value-type="float" office:value="2.30137474026217" calcext:value-type="float">
            <text:p>2.30137474026217</text:p>
          </table:table-cell>
          <table:table-cell office:value-type="float" office:value="3.27350913705356" calcext:value-type="float">
            <text:p>3.27350913705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2.77" calcext:value-type="float">
            <text:p>2.77</text:p>
          </table:table-cell>
          <table:table-cell office:value-type="float" office:value="2.61" calcext:value-type="float">
            <text:p>2.61</text:p>
          </table:table-cell>
          <table:table-cell office:value-type="float" office:value="-0.0000287557913327685" calcext:value-type="float">
            <text:p>-2.87557913327685E-05</text:p>
          </table:table-cell>
          <table:table-cell office:value-type="float" office:value="-0.0000378814295158847" calcext:value-type="float">
            <text:p>-3.78814295158847E-05</text:p>
          </table:table-cell>
          <table:table-cell office:value-type="float" office:value="-0.0000212067306915031" calcext:value-type="float">
            <text:p>-2.12067306915031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, 1, -2] 2s</text:p>
          </table:table-cell>
          <table:table-cell office:value-type="float" office:value="5.0688244745178" calcext:value-type="float">
            <text:p>5.0688244745178</text:p>
          </table:table-cell>
          <table:table-cell office:value-type="float" office:value="0.00389937166006543" calcext:value-type="float">
            <text:p>0.003899371660065</text:p>
          </table:table-cell>
          <table:table-cell office:value-type="float" office:value="1.0832491879284" calcext:value-type="float">
            <text:p>1.0832491879284</text:p>
          </table:table-cell>
          <table:table-cell office:value-type="float" office:value="1.08188639849905" calcext:value-type="float">
            <text:p>1.08188639849905</text:p>
          </table:table-cell>
          <table:table-cell office:value-type="float" office:value="2.13735220005474" calcext:value-type="float">
            <text:p>2.13735220005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2.4" calcext:value-type="float">
            <text:p>2.4</text:p>
          </table:table-cell>
          <table:table-cell office:value-type="float" office:value="2.43" calcext:value-type="float">
            <text:p>2.43</text:p>
          </table:table-cell>
          <table:table-cell office:value-type="float" office:value="-0.0000287553202142909" calcext:value-type="float">
            <text:p>-2.87553202142909E-05</text:p>
          </table:table-cell>
          <table:table-cell office:value-type="float" office:value="-0.0000378813771614306" calcext:value-type="float">
            <text:p>-3.78813771614306E-05</text:p>
          </table:table-cell>
          <table:table-cell office:value-type="float" office:value="-0.0000212071630554256" calcext:value-type="float">
            <text:p>-2.12071630554256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0, 10, 10] 8s</text:p>
          </table:table-cell>
          <table:table-cell office:value-type="float" office:value="5.1855501874046" calcext:value-type="float">
            <text:p>5.1855501874046</text:p>
          </table:table-cell>
          <table:table-cell office:value-type="float" office:value="0.045475415609997" calcext:value-type="float">
            <text:p>0.045475415609997</text:p>
          </table:table-cell>
          <table:table-cell office:value-type="float" office:value="10.4690618267003" calcext:value-type="float">
            <text:p>10.4690618267003</text:p>
          </table:table-cell>
          <table:table-cell office:value-type="float" office:value="10.3172592326118" calcext:value-type="float">
            <text:p>10.3172592326118</text:p>
          </table:table-cell>
          <table:table-cell office:value-type="float" office:value="10.1562858405045" calcext:value-type="float">
            <text:p>10.1562858405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.91999999999999" calcext:value-type="float">
            <text:p>9.91999999999999</text:p>
          </table:table-cell>
          <table:table-cell office:value-type="float" office:value="7.61" calcext:value-type="float">
            <text:p>7.61</text:p>
          </table:table-cell>
          <table:table-cell office:value-type="float" office:value="9.57" calcext:value-type="float">
            <text:p>9.57</text:p>
          </table:table-cell>
          <table:table-cell office:value-type="float" office:value="-0.0000287556016598245" calcext:value-type="float">
            <text:p>-2.87556016598245E-05</text:p>
          </table:table-cell>
          <table:table-cell office:value-type="float" office:value="-0.0000378814797112881" calcext:value-type="float">
            <text:p>-3.78814797112881E-05</text:p>
          </table:table-cell>
          <table:table-cell office:value-type="float" office:value="-0.0000212071164753524" calcext:value-type="float">
            <text:p>-2.12071164753524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4000, 5000, 2, 0.3141592653589793, 0.3, array([0, 0, 0])] 0s</text:p>
          </table:table-cell>
          <table:table-cell office:value-type="float" office:value="5.11716511694588" calcext:value-type="float">
            <text:p>5.11716511694588</text:p>
          </table:table-cell>
          <table:table-cell office:value-type="float" office:value="0.0215622943110675" calcext:value-type="float">
            <text:p>0.021562294311068</text:p>
          </table:table-cell>
          <table:table-cell office:value-type="float" office:value="0.601902143493501" calcext:value-type="float">
            <text:p>0.601902143493501</text:p>
          </table:table-cell>
          <table:table-cell office:value-type="float" office:value="0.301269565874258" calcext:value-type="float">
            <text:p>0.301269565874258</text:p>
          </table:table-cell>
          <table:table-cell office:value-type="float" office:value="80.2794612115094" calcext:value-type="float">
            <text:p>80.27946121150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0.60159029271" calcext:value-type="float">
            <text:p>-4000.60159029271</text:p>
          </table:table-cell>
          <table:table-cell office:value-type="float" office:value="-4999.9987662608" calcext:value-type="float">
            <text:p>-4999.9987662608</text:p>
          </table:table-cell>
          <table:table-cell office:value-type="float" office:value="78.0000822585451" calcext:value-type="float">
            <text:p>78.0000822585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4000, 5000, 1, 0.3141592653589793, 0.3, array([0, 0, 0])] 0s</text:p>
          </table:table-cell>
          <table:table-cell office:value-type="float" office:value="5.07165525211639" calcext:value-type="float">
            <text:p>5.07165525211639</text:p>
          </table:table-cell>
          <table:table-cell office:value-type="float" office:value="0.00922468210354243" calcext:value-type="float">
            <text:p>0.009224682103542</text:p>
          </table:table-cell>
          <table:table-cell office:value-type="float" office:value="0.601670187646203" calcext:value-type="float">
            <text:p>0.601670187646203</text:p>
          </table:table-cell>
          <table:table-cell office:value-type="float" office:value="0.301037930235732" calcext:value-type="float">
            <text:p>0.301037930235732</text:p>
          </table:table-cell>
          <table:table-cell office:value-type="float" office:value="40.0893918536882" calcext:value-type="float">
            <text:p>40.08939185368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0.60159029257" calcext:value-type="float">
            <text:p>-4000.60159029257</text:p>
          </table:table-cell>
          <table:table-cell office:value-type="float" office:value="-4999.99876626086" calcext:value-type="float">
            <text:p>-4999.99876626086</text:p>
          </table:table-cell>
          <table:table-cell office:value-type="float" office:value="39.0000822572677" calcext:value-type="float">
            <text:p>39.0000822572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4000, 5000, 1, 0.3141592653589793, 2, array([0, 0, 0])] 0s</text:p>
          </table:table-cell>
          <table:table-cell office:value-type="float" office:value="5.0793230551884" calcext:value-type="float">
            <text:p>5.0793230551884</text:p>
          </table:table-cell>
          <table:table-cell office:value-type="float" office:value="0.0144325226518088" calcext:value-type="float">
            <text:p>0.014432522651809</text:p>
          </table:table-cell>
          <table:table-cell office:value-type="float" office:value="4.01053576874262" calcext:value-type="float">
            <text:p>4.01053576874262</text:p>
          </table:table-cell>
          <table:table-cell office:value-type="float" office:value="2.00665477806056" calcext:value-type="float">
            <text:p>2.00665477806056</text:p>
          </table:table-cell>
          <table:table-cell office:value-type="float" office:value="40.0894431567936" calcext:value-type="float">
            <text:p>40.08944315679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4.01044110835" calcext:value-type="float">
            <text:p>-4004.01044110835</text:p>
          </table:table-cell>
          <table:table-cell office:value-type="float" office:value="-4999.99133702077" calcext:value-type="float">
            <text:p>-4999.99133702077</text:p>
          </table:table-cell>
          <table:table-cell office:value-type="float" office:value="39.0005475621508" calcext:value-type="float">
            <text:p>39.0005475621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4000, 5000, 1, 0.7853981633974483, 0.3, array([0, 0, 0])] 0s</text:p>
          </table:table-cell>
          <table:table-cell office:value-type="float" office:value="5.07491277522497" calcext:value-type="float">
            <text:p>5.07491277522497</text:p>
          </table:table-cell>
          <table:table-cell office:value-type="float" office:value="0.012575920713776" calcext:value-type="float">
            <text:p>0.012575920713776</text:p>
          </table:table-cell>
          <table:table-cell office:value-type="float" office:value="0.609478862858434" calcext:value-type="float">
            <text:p>0.609478862858434</text:p>
          </table:table-cell>
          <table:table-cell office:value-type="float" office:value="0.305900756728465" calcext:value-type="float">
            <text:p>0.305900756728465</text:p>
          </table:table-cell>
          <table:table-cell office:value-type="float" office:value="40.0893445804451" calcext:value-type="float">
            <text:p>40.08934458044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0.29466716091" calcext:value-type="float">
            <text:p>-4000.29466716091</text:p>
          </table:table-cell>
          <table:table-cell office:value-type="float" office:value="-4999.69426512243" calcext:value-type="float">
            <text:p>-4999.69426512243</text:p>
          </table:table-cell>
          <table:table-cell office:value-type="float" office:value="38.9990600206207" calcext:value-type="float">
            <text:p>38.9990600206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4000, 5000, 1, 1.0471975511965976, 0.3, array([0, 0, 0])] 0s</text:p>
          </table:table-cell>
          <table:table-cell office:value-type="float" office:value="5.07789490080466" calcext:value-type="float">
            <text:p>5.07789490080466</text:p>
          </table:table-cell>
          <table:table-cell office:value-type="float" office:value="0.0170856586648665" calcext:value-type="float">
            <text:p>0.017085658664867</text:p>
          </table:table-cell>
          <table:table-cell office:value-type="float" office:value="0.616267315633748" calcext:value-type="float">
            <text:p>0.616267315633748</text:p>
          </table:table-cell>
          <table:table-cell office:value-type="float" office:value="0.324239485948433" calcext:value-type="float">
            <text:p>0.324239485948433</text:p>
          </table:table-cell>
          <table:table-cell office:value-type="float" office:value="40.0914929903117" calcext:value-type="float">
            <text:p>40.09149299031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0.44958766637" calcext:value-type="float">
            <text:p>-4000.44958766637</text:p>
          </table:table-cell>
          <table:table-cell office:value-type="float" office:value="-4999.72748232476" calcext:value-type="float">
            <text:p>-4999.72748232476</text:p>
          </table:table-cell>
          <table:table-cell office:value-type="float" office:value="38.9989244473285" calcext:value-type="float">
            <text:p>38.9989244473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4000, 5000, 1, 1.0471975511965976, 1, array([0, 0, 0])] 0s</text:p>
          </table:table-cell>
          <table:table-cell office:value-type="float" office:value="5.1244227525536" calcext:value-type="float">
            <text:p>5.1244227525536</text:p>
          </table:table-cell>
          <table:table-cell office:value-type="float" office:value="0.0488637581048682" calcext:value-type="float">
            <text:p>0.048863758104868</text:p>
          </table:table-cell>
          <table:table-cell office:value-type="float" office:value="2.05710055109886" calcext:value-type="float">
            <text:p>2.05710055109886</text:p>
          </table:table-cell>
          <table:table-cell office:value-type="float" office:value="1.05722923793227" calcext:value-type="float">
            <text:p>1.05722923793227</text:p>
          </table:table-cell>
          <table:table-cell office:value-type="float" office:value="40.0950410464755" calcext:value-type="float">
            <text:p>40.09504104647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1.49842819992" calcext:value-type="float">
            <text:p>-4001.49842819992</text:p>
          </table:table-cell>
          <table:table-cell office:value-type="float" office:value="-4999.09148051212" calcext:value-type="float">
            <text:p>-4999.09148051212</text:p>
          </table:table-cell>
          <table:table-cell office:value-type="float" office:value="38.9953740244481" calcext:value-type="float">
            <text:p>38.9953740244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4000, 5000, 0.5, 1.0471975511965976, 1, array([0, 0, 0])] 0s</text:p>
          </table:table-cell>
          <table:table-cell office:value-type="float" office:value="5.11299455594648" calcext:value-type="float">
            <text:p>5.11299455594648</text:p>
          </table:table-cell>
          <table:table-cell office:value-type="float" office:value="0.0478137064440239" calcext:value-type="float">
            <text:p>0.047813706444024</text:p>
          </table:table-cell>
          <table:table-cell office:value-type="float" office:value="2.05702462879643" calcext:value-type="float">
            <text:p>2.05702462879643</text:p>
          </table:table-cell>
          <table:table-cell office:value-type="float" office:value="1.0502038447459" calcext:value-type="float">
            <text:p>1.0502038447459</text:p>
          </table:table-cell>
          <table:table-cell office:value-type="float" office:value="20.0367751641759" calcext:value-type="float">
            <text:p>20.03677516417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0.01" calcext:value-type="float">
            <text:p>50.01</text:p>
          </table:table-cell>
          <table:table-cell office:value-type="float" office:value="-4001.49842819918" calcext:value-type="float">
            <text:p>-4001.49842819918</text:p>
          </table:table-cell>
          <table:table-cell office:value-type="float" office:value="-4999.09148051279" calcext:value-type="float">
            <text:p>-4999.09148051279</text:p>
          </table:table-cell>
          <table:table-cell office:value-type="float" office:value="19.4953740261554" calcext:value-type="float">
            <text:p>19.4953740261554</text:p>
          </table:table-cell>
          <table:table-cell table:number-columns-repeated="9"/>
        </table:table-row>
        <table:table-row table:style-name="ro1" table:number-rows-repeated="2">
          <table:table-cell table:style-name="ce5" table:number-columns-repeated="15"/>
          <table:table-cell table:number-columns-repeated="9"/>
        </table:table-row>
        <table:table-row table:style-name="ro1">
          <table:table-cell table:style-name="ce6" table:number-columns-repeated="2"/>
          <table:table-cell table:style-name="ce4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style-name="ce30"/>
          <table:table-cell table:style-name="ce31" table:number-columns-repeated="2"/>
          <table:table-cell table:number-columns-repeated="9"/>
        </table:table-row>
        <table:table-row table:style-name="ro1">
          <table:table-cell table:style-name="ce4" office:value-type="string" calcext:value-type="string">
            <text:p>Difference</text:p>
          </table:table-cell>
          <table:table-cell table:style-name="ce4" table:number-columns-repeated="2"/>
          <table:table-cell table:style-name="ce31" table:number-columns-repeated="12"/>
          <table:table-cell table:number-columns-repeated="9"/>
        </table:table-row>
        <table:table-row table:style-name="ro1">
          <table:table-cell office:value-type="string" calcext:value-type="string">
            <text:p>RL [0, 0, 0] 1s</text:p>
          </table:table-cell>
          <table:table-cell table:style-name="ce25" table:formula="of:=([.B21]-[.B2])*2/([.B21]+[.B2])" office:value-type="percentage" office:value="-0.00099949367483712" calcext:value-type="percentage">
            <text:p>-0.10%</text:p>
          </table:table-cell>
          <table:table-cell table:style-name="ce25" table:formula="of:=([.C21]-[.C2])*2/([.C21]+[.C2])" office:value-type="percentage" office:value="1.99999999990389" calcext:value-type="percentage">
            <text:p>200.00%</text:p>
          </table:table-cell>
          <table:table-cell table:style-name="ce25" table:number-columns-repeated="6"/>
          <table:table-cell table:style-name="ce25" table:formula="of:=([.J21]-[.J2])*2/([.J21]+[.J2])" office:value-type="percentage" office:value="0" calcext:value-type="percentage">
            <text:p>0.00%</text:p>
          </table:table-cell>
          <table:table-cell table:style-name="ce25" table:formula="of:=([.K21]-[.K2])*2/([.K21]+[.K2])" office:value-type="percentage" office:value="0" calcext:value-type="percentage">
            <text:p>0.00%</text:p>
          </table:table-cell>
          <table:table-cell table:style-name="ce25" table:formula="of:=([.L21]-[.L2])*2/([.L21]+[.L2])" office:value-type="percentage" office:value="0" calcext:value-type="percentage">
            <text:p>0.00%</text:p>
          </table:table-cell>
          <table:table-cell table:style-name="ce25" table:formula="of:=([.M21]-[.M2])*2/([.M21]+[.M2])" office:value-type="percentage" office:value="1.99999999987586" calcext:value-type="percentage">
            <text:p>200.00%</text:p>
          </table:table-cell>
          <table:table-cell table:style-name="ce25" table:formula="of:=([.N21]-[.N2])*2/([.N21]+[.N2])" office:value-type="percentage" office:value="1.99999999990576" calcext:value-type="percentage">
            <text:p>200.00%</text:p>
          </table:table-cell>
          <table:table-cell table:style-name="ce25" table:formula="of:=([.O21]-[.O2])*2/([.O21]+[.O2])" office:value-type="percentage" office:value="1.99999999997207" calcext:value-type="percentage">
            <text:p>2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, 0, 0] 0.01s</text:p>
          </table:table-cell>
          <table:table-cell table:style-name="ce25" table:formula="of:=([.B22]-[.B3])*2/([.B22]+[.B3])" office:value-type="percentage" office:value="0.00286083947959769" calcext:value-type="percentage">
            <text:p>0.29%</text:p>
          </table:table-cell>
          <table:table-cell table:style-name="ce25" table:formula="of:=([.C22]-[.C3])*2/([.C22]+[.C3])" office:value-type="percentage" office:value="-0.479049476022645" calcext:value-type="percentage">
            <text:p>-47.90%</text:p>
          </table:table-cell>
          <table:table-cell table:style-name="ce25" table:formula="of:=([.D22]-[.D3])*2/([.D22]+[.D3])" office:value-type="percentage" office:value="0.150562786346761" calcext:value-type="percentage">
            <text:p>15.06%</text:p>
          </table:table-cell>
          <table:table-cell table:style-name="ce25" table:number-columns-repeated="5"/>
          <table:table-cell table:style-name="ce25" table:formula="of:=([.J22]-[.J3])*2/([.J22]+[.J3])" office:value-type="percentage" office:value="-0.233438485804415" calcext:value-type="percentage">
            <text:p>-23.34%</text:p>
          </table:table-cell>
          <table:table-cell table:style-name="ce25" table:formula="of:=([.K22]-[.K3])*2/([.K22]+[.K3])" office:value-type="percentage" office:value="0" calcext:value-type="percentage">
            <text:p>0.00%</text:p>
          </table:table-cell>
          <table:table-cell table:style-name="ce25" table:formula="of:=([.L22]-[.L3])*2/([.L22]+[.L3])" office:value-type="percentage" office:value="0" calcext:value-type="percentage">
            <text:p>0.00%</text:p>
          </table:table-cell>
          <table:table-cell table:style-name="ce25" table:formula="of:=([.M22]-[.M3])*2/([.M22]+[.M3])" office:value-type="percentage" office:value="1.99999999973745" calcext:value-type="percentage">
            <text:p>200.00%</text:p>
          </table:table-cell>
          <table:table-cell table:style-name="ce25" table:formula="of:=([.N22]-[.N3])*2/([.N22]+[.N3])" office:value-type="percentage" office:value="2.00000000007197" calcext:value-type="percentage">
            <text:p>200.00%</text:p>
          </table:table-cell>
          <table:table-cell table:style-name="ce25" table:formula="of:=([.O22]-[.O3])*2/([.O22]+[.O3])" office:value-type="percentage" office:value="2.0000000000272" calcext:value-type="percentage">
            <text:p>2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0, 0, 1] 0.01s</text:p>
          </table:table-cell>
          <table:table-cell table:style-name="ce25" table:formula="of:=([.B23]-[.B4])*2/([.B23]+[.B4])" office:value-type="percentage" office:value="0.000166489580305107" calcext:value-type="percentage">
            <text:p>0.02%</text:p>
          </table:table-cell>
          <table:table-cell table:style-name="ce25" table:formula="of:=([.C23]-[.C4])*2/([.C23]+[.C4])" office:value-type="percentage" office:value="-0.257355648440435" calcext:value-type="percentage">
            <text:p>-25.74%</text:p>
          </table:table-cell>
          <table:table-cell table:style-name="ce25" table:number-columns-repeated="2"/>
          <table:table-cell table:style-name="ce25" table:formula="of:=([.F23]-[.F4])*2/([.F23]+[.F4])" office:value-type="percentage" office:value="-0.0819386627039193" calcext:value-type="percentage">
            <text:p>-8.19%</text:p>
          </table:table-cell>
          <table:table-cell table:style-name="ce25" table:number-columns-repeated="3"/>
          <table:table-cell table:style-name="ce25" table:formula="of:=([.J23]-[.J4])*2/([.J23]+[.J4])" office:value-type="percentage" office:value="0" calcext:value-type="percentage">
            <text:p>0.00%</text:p>
          </table:table-cell>
          <table:table-cell table:style-name="ce25" table:formula="of:=([.K23]-[.K4])*2/([.K23]+[.K4])" office:value-type="percentage" office:value="0" calcext:value-type="percentage">
            <text:p>0.00%</text:p>
          </table:table-cell>
          <table:table-cell table:style-name="ce25" table:formula="of:=([.L23]-[.L4])*2/([.L23]+[.L4])" office:value-type="percentage" office:value="-0.65" calcext:value-type="percentage">
            <text:p>-65.00%</text:p>
          </table:table-cell>
          <table:table-cell table:style-name="ce25" table:formula="of:=([.M23]-[.M4])*2/([.M23]+[.M4])" office:value-type="percentage" office:value="1.99999999987985" calcext:value-type="percentage">
            <text:p>200.00%</text:p>
          </table:table-cell>
          <table:table-cell table:style-name="ce25" table:formula="of:=([.N23]-[.N4])*2/([.N23]+[.N4])" office:value-type="percentage" office:value="1.99999999990881" calcext:value-type="percentage">
            <text:p>200.00%</text:p>
          </table:table-cell>
          <table:table-cell table:style-name="ce25" table:formula="of:=([.O23]-[.O4])*2/([.O23]+[.O4])" office:value-type="percentage" office:value="2.00000000012565" calcext:value-type="percentage">
            <text:p>2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, 1, 1] 1s</text:p>
          </table:table-cell>
          <table:table-cell table:style-name="ce25" table:formula="of:=([.B24]-[.B5])*2/([.B24]+[.B5])" office:value-type="percentage" office:value="0.0072202172761078" calcext:value-type="percentage">
            <text:p>0.72%</text:p>
          </table:table-cell>
          <table:table-cell table:style-name="ce25" table:formula="of:=([.C24]-[.C5])*2/([.C24]+[.C5])" office:value-type="percentage" office:value="-0.374206831294001" calcext:value-type="percentage">
            <text:p>-37.42%</text:p>
          </table:table-cell>
          <table:table-cell table:style-name="ce25" table:formula="of:=([.D24]-[.D5])*2/([.D24]+[.D5])" office:value-type="percentage" office:value="0.170978283850771" calcext:value-type="percentage">
            <text:p>17.10%</text:p>
          </table:table-cell>
          <table:table-cell table:style-name="ce25" table:formula="of:=([.E24]-[.E5])*2/([.E24]+[.E5])" office:value-type="percentage" office:value="-0.145108772912582" calcext:value-type="percentage">
            <text:p>-14.51%</text:p>
          </table:table-cell>
          <table:table-cell table:style-name="ce25" table:formula="of:=([.F24]-[.F5])*2/([.F24]+[.F5])" office:value-type="percentage" office:value="-0.172404269804038" calcext:value-type="percentage">
            <text:p>-17.24%</text:p>
          </table:table-cell>
          <table:table-cell table:style-name="ce25" table:number-columns-repeated="3"/>
          <table:table-cell table:style-name="ce25" table:formula="of:=([.J24]-[.J5])*2/([.J24]+[.J5])" office:value-type="percentage" office:value="-0.257234726688105" calcext:value-type="percentage">
            <text:p>-25.72%</text:p>
          </table:table-cell>
          <table:table-cell table:style-name="ce25" table:formula="of:=([.K24]-[.K5])*2/([.K24]+[.K5])" office:value-type="percentage" office:value="-0.0944881889763789" calcext:value-type="percentage">
            <text:p>-9.45%</text:p>
          </table:table-cell>
          <table:table-cell table:style-name="ce25" table:formula="of:=([.L24]-[.L5])*2/([.L24]+[.L5])" office:value-type="percentage" office:value="0" calcext:value-type="percentage">
            <text:p>0.00%</text:p>
          </table:table-cell>
          <table:table-cell table:style-name="ce25" table:formula="of:=([.M24]-[.M5])*2/([.M24]+[.M5])" office:value-type="percentage" office:value="1.99999999981468" calcext:value-type="percentage">
            <text:p>200.00%</text:p>
          </table:table-cell>
          <table:table-cell table:style-name="ce25" table:formula="of:=([.N24]-[.N5])*2/([.N24]+[.N5])" office:value-type="percentage" office:value="2" calcext:value-type="percentage">
            <text:p>200.00%</text:p>
          </table:table-cell>
          <table:table-cell table:style-name="ce25" table:formula="of:=([.O24]-[.O5])*2/([.O24]+[.O5])" office:value-type="percentage" office:value="1.99999999991623" calcext:value-type="percentage">
            <text:p>2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, -2, 3] 2s</text:p>
          </table:table-cell>
          <table:table-cell table:style-name="ce25" table:formula="of:=([.B25]-[.B6])*2/([.B25]+[.B6])" office:value-type="percentage" office:value="0.00471736518989058" calcext:value-type="percentage">
            <text:p>0.47%</text:p>
          </table:table-cell>
          <table:table-cell table:style-name="ce25" table:formula="of:=([.C25]-[.C6])*2/([.C25]+[.C6])" office:value-type="percentage" office:value="-0.622919508585927" calcext:value-type="percentage">
            <text:p>-62.29%</text:p>
          </table:table-cell>
          <table:table-cell table:style-name="ce25" table:formula="of:=([.D25]-[.D6])*2/([.D25]+[.D6])" office:value-type="percentage" office:value="0.0746088632862334" calcext:value-type="percentage">
            <text:p>7.46%</text:p>
          </table:table-cell>
          <table:table-cell table:style-name="ce25" table:formula="of:=([.E25]-[.E6])*2/([.E25]+[.E6])" office:value-type="percentage" office:value="-0.0454845925049977" calcext:value-type="percentage">
            <text:p>-4.55%</text:p>
          </table:table-cell>
          <table:table-cell table:style-name="ce25" table:formula="of:=([.F25]-[.F6])*2/([.F25]+[.F6])" office:value-type="percentage" office:value="-0.038730432165257" calcext:value-type="percentage">
            <text:p>-3.87%</text:p>
          </table:table-cell>
          <table:table-cell table:style-name="ce25" table:number-columns-repeated="3"/>
          <table:table-cell table:style-name="ce25" table:formula="of:=([.J25]-[.J6])*2/([.J25]+[.J6])" office:value-type="percentage" office:value="-0.030513176144244" calcext:value-type="percentage">
            <text:p>-3.05%</text:p>
          </table:table-cell>
          <table:table-cell table:style-name="ce25" table:formula="of:=([.K25]-[.K6])*2/([.K25]+[.K6])" office:value-type="percentage" office:value="-0.30321592649311" calcext:value-type="percentage">
            <text:p>-30.32%</text:p>
          </table:table-cell>
          <table:table-cell table:style-name="ce25" table:formula="of:=([.L25]-[.L6])*2/([.L25]+[.L6])" office:value-type="percentage" office:value="-0.215384615384614" calcext:value-type="percentage">
            <text:p>-21.54%</text:p>
          </table:table-cell>
          <table:table-cell table:style-name="ce25" table:formula="of:=([.M25]-[.M6])*2/([.M25]+[.M6])" office:value-type="percentage" office:value="2.00000000003089" calcext:value-type="percentage">
            <text:p>200.00%</text:p>
          </table:table-cell>
          <table:table-cell table:style-name="ce25" table:formula="of:=([.N25]-[.N6])*2/([.N25]+[.N6])" office:value-type="percentage" office:value="2" calcext:value-type="percentage">
            <text:p>200.00%</text:p>
          </table:table-cell>
          <table:table-cell table:style-name="ce25" table:formula="of:=([.O25]-[.O6])*2/([.O25]+[.O6])" office:value-type="percentage" office:value="1.99999999882731" calcext:value-type="percentage">
            <text:p>2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, 1, -2] 2s</text:p>
          </table:table-cell>
          <table:table-cell table:style-name="ce25" table:formula="of:=([.B26]-[.B7])*2/([.B26]+[.B7])" office:value-type="percentage" office:value="0.00195430686287596" calcext:value-type="percentage">
            <text:p>0.20%</text:p>
          </table:table-cell>
          <table:table-cell table:style-name="ce25" table:formula="of:=([.C26]-[.C7])*2/([.C26]+[.C7])" office:value-type="percentage" office:value="-1.08482512903176" calcext:value-type="percentage">
            <text:p>-108.48%</text:p>
          </table:table-cell>
          <table:table-cell table:style-name="ce25" table:formula="of:=([.D26]-[.D7])*2/([.D26]+[.D7])" office:value-type="percentage" office:value="-0.046152220470465" calcext:value-type="percentage">
            <text:p>-4.62%</text:p>
          </table:table-cell>
          <table:table-cell table:style-name="ce25" table:formula="of:=([.E26]-[.E7])*2/([.E26]+[.E7])" office:value-type="percentage" office:value="-0.0642396791377831" calcext:value-type="percentage">
            <text:p>-6.42%</text:p>
          </table:table-cell>
          <table:table-cell table:style-name="ce25" table:formula="of:=([.F26]-[.F7])*2/([.F26]+[.F7])" office:value-type="percentage" office:value="-0.0365452633036233" calcext:value-type="percentage">
            <text:p>-3.65%</text:p>
          </table:table-cell>
          <table:table-cell table:style-name="ce25" table:number-columns-repeated="3"/>
          <table:table-cell table:style-name="ce25" table:formula="of:=([.J26]-[.J7])*2/([.J26]+[.J7])" office:value-type="percentage" office:value="-0.260249554367201" calcext:value-type="percentage">
            <text:p>-26.02%</text:p>
          </table:table-cell>
          <table:table-cell table:style-name="ce25" table:formula="of:=([.K26]-[.K7])*2/([.K26]+[.K7])" office:value-type="percentage" office:value="-0.309859154929576" calcext:value-type="percentage">
            <text:p>-30.99%</text:p>
          </table:table-cell>
          <table:table-cell table:style-name="ce25" table:formula="of:=([.L26]-[.L7])*2/([.L26]+[.L7])" office:value-type="percentage" office:value="-0.219780219780218" calcext:value-type="percentage">
            <text:p>-21.98%</text:p>
          </table:table-cell>
          <table:table-cell table:style-name="ce25" table:formula="of:=([.M26]-[.M7])*2/([.M26]+[.M7])" office:value-type="percentage" office:value="1.99999999981468" calcext:value-type="percentage">
            <text:p>200.00%</text:p>
          </table:table-cell>
          <table:table-cell table:style-name="ce25" table:formula="of:=([.N26]-[.N7])*2/([.N26]+[.N7])" office:value-type="percentage" office:value="1.99999999988277" calcext:value-type="percentage">
            <text:p>200.00%</text:p>
          </table:table-cell>
          <table:table-cell table:style-name="ce25" table:formula="of:=([.O26]-[.O7])*2/([.O26]+[.O7])" office:value-type="percentage" office:value="2.00000000092138" calcext:value-type="percentage">
            <text:p>2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10, 10, 10] 8s</text:p>
          </table:table-cell>
          <table:table-cell table:style-name="ce25" table:formula="of:=([.B27]-[.B8])*2/([.B27]+[.B8])" office:value-type="percentage" office:value="0.0208173667222101" calcext:value-type="percentage">
            <text:p>2.08%</text:p>
          </table:table-cell>
          <table:table-cell table:style-name="ce25" table:formula="of:=([.C27]-[.C8])*2/([.C27]+[.C8])" office:value-type="percentage" office:value="0.328547115722008" calcext:value-type="percentage">
            <text:p>32.85%</text:p>
          </table:table-cell>
          <table:table-cell table:style-name="ce25" table:formula="of:=([.D27]-[.D8])*2/([.D27]+[.D8])" office:value-type="percentage" office:value="0.00629191971847664" calcext:value-type="percentage">
            <text:p>0.63%</text:p>
          </table:table-cell>
          <table:table-cell table:style-name="ce25" table:formula="of:=([.E27]-[.E8])*2/([.E27]+[.E8])" office:value-type="percentage" office:value="-0.0199189485451639" calcext:value-type="percentage">
            <text:p>-1.99%</text:p>
          </table:table-cell>
          <table:table-cell table:style-name="ce25" table:formula="of:=([.F27]-[.F8])*2/([.F27]+[.F8])" office:value-type="percentage" office:value="-0.0261382122494966" calcext:value-type="percentage">
            <text:p>-2.61%</text:p>
          </table:table-cell>
          <table:table-cell table:style-name="ce25" table:number-columns-repeated="3"/>
          <table:table-cell table:style-name="ce25" table:formula="of:=([.J27]-[.J8])*2/([.J27]+[.J8])" office:value-type="percentage" office:value="0.264840182648402" calcext:value-type="percentage">
            <text:p>26.48%</text:p>
          </table:table-cell>
          <table:table-cell table:style-name="ce25" table:formula="of:=([.K27]-[.K8])*2/([.K27]+[.K8])" office:value-type="percentage" office:value="-0.147291539866099" calcext:value-type="percentage">
            <text:p>-14.73%</text:p>
          </table:table-cell>
          <table:table-cell table:style-name="ce25" table:formula="of:=([.L27]-[.L8])*2/([.L27]+[.L8])" office:value-type="percentage" office:value="0.229470005824113" calcext:value-type="percentage">
            <text:p>22.95%</text:p>
          </table:table-cell>
          <table:table-cell table:style-name="ce25" table:formula="of:=([.M27]-[.M8])*2/([.M27]+[.M8])" office:value-type="percentage" office:value="2.00000000296517" calcext:value-type="percentage">
            <text:p>200.00%</text:p>
          </table:table-cell>
          <table:table-cell table:style-name="ce25" table:formula="of:=([.N27]-[.N8])*2/([.N27]+[.N8])" office:value-type="percentage" office:value="2.00000000093785" calcext:value-type="percentage">
            <text:p>200.00%</text:p>
          </table:table-cell>
          <table:table-cell table:style-name="ce25" table:formula="of:=([.O27]-[.O8])*2/([.O27]+[.O8])" office:value-type="percentage" office:value="2.00000000201029" calcext:value-type="percentage">
            <text:p>200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 [4000, 5000, 2, 0.3141592653589793, 0.3, array([0, 0, 0])] 0s</text:p>
          </table:table-cell>
          <table:table-cell table:style-name="ce25" table:formula="of:=([.B28]-[.B9])*2/([.B28]+[.B9])" office:value-type="percentage" office:value="0.000858124437500968" calcext:value-type="percentage">
            <text:p>0.09%</text:p>
          </table:table-cell>
          <table:table-cell table:style-name="ce25" table:formula="of:=([.C28]-[.C9])*2/([.C28]+[.C9])" office:value-type="percentage" office:value="-0.432268394972134" calcext:value-type="percentage">
            <text:p>-43.23%</text:p>
          </table:table-cell>
          <table:table-cell table:style-name="ce25" table:number-columns-repeated="12"/>
          <table:table-cell table:number-columns-repeated="9"/>
        </table:table-row>
        <table:table-row table:style-name="ro1">
          <table:table-cell office:value-type="string" calcext:value-type="string">
            <text:p>RL [4000, 5000, 1, 0.3141592653589793, 0.3, array([0, 0, 0])] 0s</text:p>
          </table:table-cell>
          <table:table-cell table:style-name="ce25" table:formula="of:=([.B29]-[.B10])*2/([.B29]+[.B10])" office:value-type="percentage" office:value="0.0000854963028905232" calcext:value-type="percentage">
            <text:p>0.01%</text:p>
          </table:table-cell>
          <table:table-cell table:style-name="ce25" table:formula="of:=([.C29]-[.C10])*2/([.C29]+[.C10])" office:value-type="percentage" office:value="-0.430124811219262" calcext:value-type="percentage">
            <text:p>-43.01%</text:p>
          </table:table-cell>
          <table:table-cell table:style-name="ce25" table:number-columns-repeated="12"/>
          <table:table-cell table:number-columns-repeated="9"/>
        </table:table-row>
        <table:table-row table:style-name="ro1">
          <table:table-cell office:value-type="string" calcext:value-type="string">
            <text:p>RL [4000, 5000, 1, 0.3141592653589793, 2, array([0, 0, 0])] 0s</text:p>
          </table:table-cell>
          <table:table-cell table:style-name="ce25" table:formula="of:=([.B30]-[.B11])*2/([.B30]+[.B11])" office:value-type="percentage" office:value="0.00125857290879718" calcext:value-type="percentage">
            <text:p>0.13%</text:p>
          </table:table-cell>
          <table:table-cell table:style-name="ce25" table:formula="of:=([.C30]-[.C11])*2/([.C30]+[.C11])" office:value-type="percentage" office:value="-0.958585039024922" calcext:value-type="percentage">
            <text:p>-95.86%</text:p>
          </table:table-cell>
          <table:table-cell table:style-name="ce25" table:number-columns-repeated="12"/>
          <table:table-cell table:number-columns-repeated="9"/>
        </table:table-row>
        <table:table-row table:style-name="ro1">
          <table:table-cell office:value-type="string" calcext:value-type="string">
            <text:p>RL [4000, 5000, 1, 0.7853981633974483, 0.3, array([0, 0, 0])] 0s</text:p>
          </table:table-cell>
          <table:table-cell table:style-name="ce25" table:formula="of:=([.B31]-[.B12])*2/([.B31]+[.B12])" office:value-type="percentage" office:value="0.000485176671007451" calcext:value-type="percentage">
            <text:p>0.05%</text:p>
          </table:table-cell>
          <table:table-cell table:style-name="ce25" table:formula="of:=([.C31]-[.C12])*2/([.C31]+[.C12])" office:value-type="percentage" office:value="-0.997214554752552" calcext:value-type="percentage">
            <text:p>-99.72%</text:p>
          </table:table-cell>
          <table:table-cell table:style-name="ce25" table:number-columns-repeated="12"/>
          <table:table-cell table:number-columns-repeated="9"/>
        </table:table-row>
        <table:table-row table:style-name="ro1">
          <table:table-cell office:value-type="string" calcext:value-type="string">
            <text:p>RL [4000, 5000, 1, 1.0471975511965976, 0.3, array([0, 0, 0])] 0s</text:p>
          </table:table-cell>
          <table:table-cell table:style-name="ce25" table:formula="of:=([.B32]-[.B13])*2/([.B32]+[.B13])" office:value-type="percentage" office:value="0.000506853471045749" calcext:value-type="percentage">
            <text:p>0.05%</text:p>
          </table:table-cell>
          <table:table-cell table:style-name="ce25" table:formula="of:=([.C32]-[.C13])*2/([.C32]+[.C13])" office:value-type="percentage" office:value="-1.11754802728313" calcext:value-type="percentage">
            <text:p>-111.75%</text:p>
          </table:table-cell>
          <table:table-cell table:style-name="ce25" table:number-columns-repeated="12"/>
          <table:table-cell table:number-columns-repeated="9"/>
        </table:table-row>
        <table:table-row table:style-name="ro1">
          <table:table-cell office:value-type="string" calcext:value-type="string">
            <text:p>RL [4000, 5000, 1, 1.0471975511965976, 1, array([0, 0, 0])] 0s</text:p>
          </table:table-cell>
          <table:table-cell table:style-name="ce25" table:formula="of:=([.B33]-[.B14])*2/([.B33]+[.B14])" office:value-type="percentage" office:value="0.00181482723735426" calcext:value-type="percentage">
            <text:p>0.18%</text:p>
          </table:table-cell>
          <table:table-cell table:style-name="ce25" table:formula="of:=([.C33]-[.C14])*2/([.C33]+[.C14])" office:value-type="percentage" office:value="-1.170477082401" calcext:value-type="percentage">
            <text:p>-117.05%</text:p>
          </table:table-cell>
          <table:table-cell table:style-name="ce25" table:number-columns-repeated="12"/>
          <table:table-cell table:number-columns-repeated="9"/>
        </table:table-row>
        <table:table-row table:style-name="ro1">
          <table:table-cell office:value-type="string" calcext:value-type="string">
            <text:p>RL [4000, 5000, 0.5, 1.0471975511965976, 1, array([0, 0, 0])] 0s</text:p>
          </table:table-cell>
          <table:table-cell table:style-name="ce25" table:formula="of:=([.B34]-[.B15])*2/([.B34]+[.B15])" office:value-type="percentage" office:value="0.00164038811756523" calcext:value-type="percentage">
            <text:p>0.16%</text:p>
          </table:table-cell>
          <table:table-cell table:style-name="ce25" table:formula="of:=([.C34]-[.C15])*2/([.C34]+[.C15])" office:value-type="percentage" office:value="-1.17689002014139" calcext:value-type="percentage">
            <text:p>-117.69%</text:p>
          </table:table-cell>
          <table:table-cell table:style-name="ce25" table:number-columns-repeated="12"/>
          <table:table-cell table:number-columns-repeated="9"/>
        </table:table-row>
        <table:table-row table:style-name="ro1">
          <table:table-cell table:style-name="ce31"/>
          <table:table-cell table:style-name="ce17" table:formula="of:=AVERAGE([.B39:.B52])" office:value-type="percentage" office:value="0.00309903789873654" calcext:value-type="percentage">
            <text:p>0.31%</text:p>
          </table:table-cell>
          <table:table-cell table:style-name="ce17" table:formula="of:=AVERAGE([.C39:.C52])" office:value-type="percentage" office:value="-0.483779814824519" calcext:value-type="percentage">
            <text:p>-48.38%</text:p>
          </table:table-cell>
          <table:table-cell table:style-name="ce17" table:formula="of:=AVERAGE([.D39:.F44])" office:value-type="percentage" office:value="-0.0213139963199001" calcext:value-type="percentage">
            <text:p>-2.13%</text:p>
          </table:table-cell>
          <table:table-cell table:style-name="ce31" table:number-columns-repeated="5"/>
          <table:table-cell table:style-name="ce17" table:formula="of:=AVERAGE([.J39:.L44])" office:value-type="percentage" office:value="-0.143009113809326" calcext:value-type="percentage">
            <text:p>-14.30%</text:p>
          </table:table-cell>
          <table:table-cell table:style-name="ce31" table:number-columns-repeated="5"/>
          <table:table-cell table:number-columns-repeated="9"/>
        </table:table-row>
        <table:table-row table:style-name="ro1">
          <table:table-cell table:style-name="ce31" table:number-columns-repeated="15"/>
          <table:table-cell table:number-columns-repeated="9"/>
        </table:table-row>
        <table:table-row table:style-name="ro1">
          <table:table-cell table:style-name="ce5" table:number-columns-repeated="1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5">
      <number:number number:decimal-places="15" number:min-decimal-places="15" number:min-integer-digits="1"/>
    </number:number-style>
    <number:number-style style:name="N126">
      <number:number number:decimal-places="16" number:min-decimal-places="16" number:min-integer-digits="1"/>
    </number:number-style>
    <number:number-style style:name="N127">
      <number:number number:decimal-places="17" number:min-decimal-places="17" number:min-integer-digits="1"/>
    </number:number-style>
    <number:number-style style:name="N128">
      <number:number number:decimal-places="18" number:min-decimal-places="18" number:min-integer-digits="1"/>
    </number:number-style>
    <number:number-style style:name="N129">
      <number:number number:decimal-places="19" number:min-decimal-places="19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percentage-style style:name="N136">
      <number:number number:decimal-places="3" number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17:24.860829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3T11:38:51.989089832</meta:creation-date>
    <dc:date>2020-09-25T15:01:51.412412109</dc:date>
    <meta:editing-duration>PT3H45M27S</meta:editing-duration>
    <meta:editing-cycles>40</meta:editing-cycles>
    <meta:generator>LibreOffice/7.0.1.2$Linux_X86_64 LibreOffice_project/00$Build-2</meta:generator>
    <meta:document-statistic meta:table-count="1" meta:cell-count="551" meta:object-count="0"/>
    <meta:user-defined meta:name="qrichtext">1</meta:user-defined>
  </office:meta>
</office:document-meta>
</file>